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drive.google.com/file/d/1oBu73NjbHdwtTQeoJQ6iBc8h9lxKu0QN/view?usp=sharin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7T22:52:14.936203509</meta:creation-date>
    <dc:date>2025-09-07T22:52:53.676348861</dc:date>
    <meta:editing-duration>PT39S</meta:editing-duration>
    <meta:editing-cycles>1</meta:editing-cycles>
    <meta:document-statistic meta:table-count="0" meta:image-count="0" meta:object-count="0" meta:page-count="1" meta:paragraph-count="1" meta:word-count="1" meta:character-count="82" meta:non-whitespace-character-count="82"/>
    <meta:generator>LibreOffice/25.8.1.1$Linux_X86_64 LibreOffice_project/54047653041915e595ad4e45cccea684809c77b5</meta:generator>
  </office:meta>
</office:document-meta>
</file>